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749" officeooo:paragraph-rsid="00061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j volam sa Adam Kure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6:54:03.657761797</meta:creation-date>
    <dc:date>2022-11-08T16:55:31.602973230</dc:date>
    <meta:editing-duration>PT1M28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4.7.2$Linux_X86_64 LibreOffice_project/40$Build-2</meta:generator>
  </office:meta>
</office:document-meta>
</file>